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191cm" svg:height="8.691cm" svg:x="0.0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33:10.998290430</dc:date>
    <meta:editing-duration>PT2M40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692cm" xlink:href="." xlink:type="simple" chart:class="chart:scatter" chart:style-name="ch1">
        <chart:plot-area chart:style-name="ch2" chart:data-source-has-labels="both" svg:x="0.303cm" svg:y="0.173cm" svg:width="14.586cm" svg:height="8.346cm">
          <chartooo:coordinate-region svg:x="0.845cm" svg:y="0.372cm" svg:width="13.95cm" svg:height="7.94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469303395120692">
                <text:p>-0.469303395120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469303395120694">
                <text:p>-0.469303395120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36197149921864">
                <text:p>-1.36197149921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